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3cm"/>
    </style:style>
    <style:style style:name="co2" style:family="table-column">
      <style:table-column-properties fo:break-before="auto" style:column-width="3.778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475cm"/>
    </style:style>
    <style:style style:name="co5" style:family="table-column">
      <style:table-column-properties fo:break-before="auto" style:column-width="1.392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0.61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72">
            <text:p>72</text:p>
          </table:table-cell>
          <table:table-cell office:value-type="string">
            <text:p>Afryka Południowa</text:p>
          </table:table-cell>
          <table:table-cell office:value-type="float" office:value="526223">
            <text:p>526223</text:p>
          </table:table-cell>
          <table:table-cell office:value-type="float" office:value="706371">
            <text:p>706371</text:p>
          </table:table-cell>
          <table:table-cell office:value-type="float" office:value="180148">
            <text:p>180148</text:p>
          </table:table-cell>
          <table:table-cell office:value-type="float" office:value="34.23">
            <text:p>34,2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Albania</text:p>
          </table:table-cell>
          <table:table-cell office:value-type="float" office:value="21871">
            <text:p>21871</text:p>
          </table:table-cell>
          <table:table-cell office:value-type="float" office:value="30580">
            <text:p>30580</text:p>
          </table:table-cell>
          <table:table-cell office:value-type="float" office:value="8709">
            <text:p>8709</text:p>
          </table:table-cell>
          <table:table-cell office:value-type="float" office:value="39.82">
            <text:p>39,8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ntigua i Barbuda</text:p>
          </table:table-cell>
          <table:table-cell office:value-type="float" office:value="600">
            <text:p>600</text:p>
          </table:table-cell>
          <table:table-cell office:value-type="float" office:value="649">
            <text:p>649</text:p>
          </table:table-cell>
          <table:table-cell office:value-type="float" office:value="49">
            <text:p>49</text:p>
          </table:table-cell>
          <table:table-cell office:value-type="float" office:value="8.17">
            <text:p>8,1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rmenia</text:p>
          </table:table-cell>
          <table:table-cell office:value-type="float" office:value="25949">
            <text:p>25949</text:p>
          </table:table-cell>
          <table:table-cell office:value-type="float" office:value="34638">
            <text:p>34638</text:p>
          </table:table-cell>
          <table:table-cell office:value-type="float" office:value="8689">
            <text:p>8689</text:p>
          </table:table-cell>
          <table:table-cell office:value-type="float" office:value="33.48">
            <text:p>33,4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Aruba</text:p>
          </table:table-cell>
          <table:table-cell office:value-type="float" office:value="691">
            <text:p>691</text:p>
          </table:table-cell>
          <table:table-cell office:value-type="float" office:value="964">
            <text:p>964</text:p>
          </table:table-cell>
          <table:table-cell office:value-type="float" office:value="273">
            <text:p>273</text:p>
          </table:table-cell>
          <table:table-cell office:value-type="float" office:value="39.51">
            <text:p>39,5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ustralia</text:p>
          </table:table-cell>
          <table:table-cell office:value-type="float" office:value="161722">
            <text:p>161722</text:p>
          </table:table-cell>
          <table:table-cell office:value-type="float" office:value="170960">
            <text:p>170960</text:p>
          </table:table-cell>
          <table:table-cell office:value-type="float" office:value="9238">
            <text:p>9238</text:p>
          </table:table-cell>
          <table:table-cell office:value-type="float" office:value="5.71">
            <text:p>5,7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ustria</text:p>
          </table:table-cell>
          <table:table-cell office:value-type="float" office:value="81774">
            <text:p>81774</text:p>
          </table:table-cell>
          <table:table-cell office:value-type="float" office:value="89875">
            <text:p>89875</text:p>
          </table:table-cell>
          <table:table-cell office:value-type="float" office:value="8101">
            <text:p>8101</text:p>
          </table:table-cell>
          <table:table-cell office:value-type="float" office:value="9.91">
            <text:p>9,9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string">
            <text:p>Azerbejdżan</text:p>
          </table:table-cell>
          <table:table-cell office:value-type="float" office:value="56849">
            <text:p>56849</text:p>
          </table:table-cell>
          <table:table-cell office:value-type="float" office:value="76878">
            <text:p>76878</text:p>
          </table:table-cell>
          <table:table-cell office:value-type="float" office:value="20029">
            <text:p>20029</text:p>
          </table:table-cell>
          <table:table-cell office:value-type="float" office:value="35.23">
            <text:p>35,2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arbados</text:p>
          </table:table-cell>
          <table:table-cell office:value-type="float" office:value="2045">
            <text:p>2045</text:p>
          </table:table-cell>
          <table:table-cell office:value-type="float" office:value="2000">
            <text:p>2000</text:p>
          </table:table-cell>
          <table:table-cell office:value-type="float" office:value="-45">
            <text:p>-45</text:p>
          </table:table-cell>
          <table:table-cell office:value-type="float" office:value="-2.2">
            <text:p>-2,2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elgia</text:p>
          </table:table-cell>
          <table:table-cell office:value-type="float" office:value="109389">
            <text:p>109389</text:p>
          </table:table-cell>
          <table:table-cell office:value-type="float" office:value="112243">
            <text:p>112243</text:p>
          </table:table-cell>
          <table:table-cell office:value-type="float" office:value="2854">
            <text:p>2854</text:p>
          </table:table-cell>
          <table:table-cell office:value-type="float" office:value="2.61">
            <text:p>2,6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 table:number-rows-repeated="2">
          <table:table-cell table:number-columns-repeated="8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Boliwia</text:p>
          </table:table-cell>
          <table:table-cell office:value-type="float" office:value="51784">
            <text:p>51784</text:p>
          </table:table-cell>
          <table:table-cell office:value-type="float" office:value="86100">
            <text:p>86100</text:p>
          </table:table-cell>
          <table:table-cell office:value-type="float" office:value="34316">
            <text:p>34316</text:p>
          </table:table-cell>
          <table:table-cell office:value-type="float" office:value="66.27">
            <text:p>66,2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string">
            <text:p>Bośnia i Hercegowina</text:p>
          </table:table-cell>
          <table:table-cell office:value-type="float" office:value="36718">
            <text:p>36718</text:p>
          </table:table-cell>
          <table:table-cell office:value-type="float" office:value="48503">
            <text:p>48503</text:p>
          </table:table-cell>
          <table:table-cell office:value-type="float" office:value="11785">
            <text:p>11785</text:p>
          </table:table-cell>
          <table:table-cell office:value-type="float" office:value="32.1">
            <text:p>32,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string">
            <text:p>Brazylia</text:p>
          </table:table-cell>
          <table:table-cell office:value-type="float" office:value="1333261">
            <text:p>1333261</text:p>
          </table:table-cell>
          <table:table-cell office:value-type="float" office:value="1843727">
            <text:p>1843727</text:p>
          </table:table-cell>
          <table:table-cell office:value-type="float" office:value="510466">
            <text:p>510466</text:p>
          </table:table-cell>
          <table:table-cell office:value-type="float" office:value="38.29">
            <text:p>38,2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string">
            <text:p>Bułgaria</text:p>
          </table:table-cell>
          <table:table-cell office:value-type="float" office:value="108010">
            <text:p>108010</text:p>
          </table:table-cell>
          <table:table-cell office:value-type="float" office:value="148633">
            <text:p>148633</text:p>
          </table:table-cell>
          <table:table-cell office:value-type="float" office:value="40623">
            <text:p>40623</text:p>
          </table:table-cell>
          <table:table-cell office:value-type="float" office:value="37.61">
            <text:p>37,6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Chile</text:p>
          </table:table-cell>
          <table:table-cell office:value-type="float" office:value="107903">
            <text:p>107903</text:p>
          </table:table-cell>
          <table:table-cell office:value-type="float" office:value="137085">
            <text:p>137085</text:p>
          </table:table-cell>
          <table:table-cell office:value-type="float" office:value="29182">
            <text:p>29182</text:p>
          </table:table-cell>
          <table:table-cell office:value-type="float" office:value="27.04">
            <text:p>27,0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Chorwacja</text:p>
          </table:table-cell>
          <table:table-cell office:value-type="float" office:value="52087">
            <text:p>52087</text:p>
          </table:table-cell>
          <table:table-cell office:value-type="float" office:value="62642">
            <text:p>62642</text:p>
          </table:table-cell>
          <table:table-cell office:value-type="float" office:value="10555">
            <text:p>10555</text:p>
          </table:table-cell>
          <table:table-cell office:value-type="float" office:value="20.26">
            <text:p>20,2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Cypr</text:p>
          </table:table-cell>
          <table:table-cell office:value-type="float" office:value="6008">
            <text:p>6008</text:p>
          </table:table-cell>
          <table:table-cell office:value-type="float" office:value="6943">
            <text:p>6943</text:p>
          </table:table-cell>
          <table:table-cell office:value-type="float" office:value="935">
            <text:p>935</text:p>
          </table:table-cell>
          <table:table-cell office:value-type="float" office:value="15.56">
            <text:p>15,5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string">
            <text:p>Czarnogóra</text:p>
          </table:table-cell>
          <table:table-cell office:value-type="float" office:value="5366">
            <text:p>5366</text:p>
          </table:table-cell>
          <table:table-cell office:value-type="float" office:value="7451">
            <text:p>7451</text:p>
          </table:table-cell>
          <table:table-cell office:value-type="float" office:value="2085">
            <text:p>2085</text:p>
          </table:table-cell>
          <table:table-cell office:value-type="float" office:value="38.86">
            <text:p>38,86</text:p>
          </table:table-cell>
          <table:table-cell office:value-type="float" office:value="43">
            <text:p>43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Czechy</text:p>
          </table:table-cell>
          <table:table-cell office:value-type="float" office:value="112322">
            <text:p>112322</text:p>
          </table:table-cell>
          <table:table-cell office:value-type="float" office:value="139147">
            <text:p>139147</text:p>
          </table:table-cell>
          <table:table-cell office:value-type="float" office:value="26825">
            <text:p>26825</text:p>
          </table:table-cell>
          <table:table-cell office:value-type="float" office:value="23.88">
            <text:p>23,8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ania</text:p>
          </table:table-cell>
          <table:table-cell office:value-type="float" office:value="54441">
            <text:p>54441</text:p>
          </table:table-cell>
          <table:table-cell office:value-type="float" office:value="57031">
            <text:p>57031</text:p>
          </table:table-cell>
          <table:table-cell office:value-type="float" office:value="2590">
            <text:p>2590</text:p>
          </table:table-cell>
          <table:table-cell office:value-type="float" office:value="4.76">
            <text:p>4,7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Dominika</text:p>
          </table:table-cell>
          <table:table-cell office:value-type="float" office:value="36168">
            <text:p>36168</text:p>
          </table:table-cell>
          <table:table-cell office:value-type="float" office:value="40902">
            <text:p>40902</text:p>
          </table:table-cell>
          <table:table-cell office:value-type="float" office:value="4734">
            <text:p>4734</text:p>
          </table:table-cell>
          <table:table-cell office:value-type="float" office:value="13.09">
            <text:p>13,09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Egipt</text:p>
          </table:table-cell>
          <table:table-cell office:value-type="float" office:value="565170">
            <text:p>565170</text:p>
          </table:table-cell>
          <table:table-cell office:value-type="float" office:value="732086">
            <text:p>732086</text:p>
          </table:table-cell>
          <table:table-cell office:value-type="float" office:value="166916">
            <text:p>166916</text:p>
          </table:table-cell>
          <table:table-cell office:value-type="float" office:value="29.53">
            <text:p>29,53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string">
            <text:p>Ekwador</text:p>
          </table:table-cell>
          <table:table-cell office:value-type="float" office:value="72624">
            <text:p>72624</text:p>
          </table:table-cell>
          <table:table-cell office:value-type="float" office:value="104450">
            <text:p>104450</text:p>
          </table:table-cell>
          <table:table-cell office:value-type="float" office:value="31826">
            <text:p>31826</text:p>
          </table:table-cell>
          <table:table-cell office:value-type="float" office:value="43.82">
            <text:p>43,8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Estonia</text:p>
          </table:table-cell>
          <table:table-cell office:value-type="float" office:value="15508">
            <text:p>15508</text:p>
          </table:table-cell>
          <table:table-cell office:value-type="float" office:value="18709">
            <text:p>18709</text:p>
          </table:table-cell>
          <table:table-cell office:value-type="float" office:value="3201">
            <text:p>3201</text:p>
          </table:table-cell>
          <table:table-cell office:value-type="float" office:value="20.64">
            <text:p>20,6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string">
            <text:p>Filipiny</text:p>
          </table:table-cell>
          <table:table-cell office:value-type="float" office:value="553909">
            <text:p>553909</text:p>
          </table:table-cell>
          <table:table-cell office:value-type="float" office:value="804185">
            <text:p>804185</text:p>
          </table:table-cell>
          <table:table-cell office:value-type="float" office:value="250276">
            <text:p>250276</text:p>
          </table:table-cell>
          <table:table-cell office:value-type="float" office:value="45.18">
            <text:p>45,18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inlandia</text:p>
          </table:table-cell>
          <table:table-cell office:value-type="float" office:value="54095">
            <text:p>54095</text:p>
          </table:table-cell>
          <table:table-cell office:value-type="float" office:value="57251">
            <text:p>57251</text:p>
          </table:table-cell>
          <table:table-cell office:value-type="float" office:value="3156">
            <text:p>3156</text:p>
          </table:table-cell>
          <table:table-cell office:value-type="float" office:value="5.83">
            <text:p>5,8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rancja</text:p>
          </table:table-cell>
          <table:table-cell office:value-type="float" office:value="596473">
            <text:p>596473</text:p>
          </table:table-cell>
          <table:table-cell office:value-type="float" office:value="641470">
            <text:p>641470</text:p>
          </table:table-cell>
          <table:table-cell office:value-type="float" office:value="44997">
            <text:p>44997</text:p>
          </table:table-cell>
          <table:table-cell office:value-type="float" office:value="7.54">
            <text:p>7,54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Grecja</text:p>
          </table:table-cell>
          <table:table-cell office:value-type="float" office:value="122245">
            <text:p>122245</text:p>
          </table:table-cell>
          <table:table-cell office:value-type="float" office:value="143586">
            <text:p>143586</text:p>
          </table:table-cell>
          <table:table-cell office:value-type="float" office:value="21341">
            <text:p>21341</text:p>
          </table:table-cell>
          <table:table-cell office:value-type="float" office:value="17.46">
            <text:p>17,4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enlandia</text:p>
          </table:table-cell>
          <table:table-cell office:value-type="float" office:value="518">
            <text:p>518</text:p>
          </table:table-cell>
          <table:table-cell office:value-type="float" office:value="531">
            <text:p>531</text:p>
          </table:table-cell>
          <table:table-cell office:value-type="float" office:value="13">
            <text:p>13</text:p>
          </table:table-cell>
          <table:table-cell office:value-type="float" office:value="2.51">
            <text:p>2,5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string">
            <text:p>Gruzja</text:p>
          </table:table-cell>
          <table:table-cell office:value-type="float" office:value="46592">
            <text:p>46592</text:p>
          </table:table-cell>
          <table:table-cell office:value-type="float" office:value="59906">
            <text:p>59906</text:p>
          </table:table-cell>
          <table:table-cell office:value-type="float" office:value="13314">
            <text:p>13314</text:p>
          </table:table-cell>
          <table:table-cell office:value-type="float" office:value="28.58">
            <text:p>28,5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string">
            <text:p>Gujana Francuska</text:p>
          </table:table-cell>
          <table:table-cell office:value-type="float" office:value="938">
            <text:p>938</text:p>
          </table:table-cell>
          <table:table-cell office:value-type="float" office:value="1340">
            <text:p>1340</text:p>
          </table:table-cell>
          <table:table-cell office:value-type="float" office:value="402">
            <text:p>402</text:p>
          </table:table-cell>
          <table:table-cell office:value-type="float" office:value="42.86">
            <text:p>42,8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Gwadelupa</text:p>
          </table:table-cell>
          <table:table-cell office:value-type="float" office:value="3294">
            <text:p>3294</text:p>
          </table:table-cell>
          <table:table-cell office:value-type="float" office:value="4515">
            <text:p>4515</text:p>
          </table:table-cell>
          <table:table-cell office:value-type="float" office:value="1221">
            <text:p>1221</text:p>
          </table:table-cell>
          <table:table-cell office:value-type="float" office:value="37.07">
            <text:p>37,0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string">
            <text:p>Gwatemala</text:p>
          </table:table-cell>
          <table:table-cell office:value-type="float" office:value="81569">
            <text:p>81569</text:p>
          </table:table-cell>
          <table:table-cell office:value-type="float" office:value="115708">
            <text:p>115708</text:p>
          </table:table-cell>
          <table:table-cell office:value-type="float" office:value="34139">
            <text:p>34139</text:p>
          </table:table-cell>
          <table:table-cell office:value-type="float" office:value="41.85">
            <text:p>41,85</text:p>
          </table:table-cell>
          <table:table-cell office:value-type="float" office:value="51">
            <text:p>51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Hiszpania</text:p>
          </table:table-cell>
          <table:table-cell office:value-type="float" office:value="419454">
            <text:p>419454</text:p>
          </table:table-cell>
          <table:table-cell office:value-type="float" office:value="455062">
            <text:p>455062</text:p>
          </table:table-cell>
          <table:table-cell office:value-type="float" office:value="35608">
            <text:p>35608</text:p>
          </table:table-cell>
          <table:table-cell office:value-type="float" office:value="8.49">
            <text:p>8,4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Holandia</text:p>
          </table:table-cell>
          <table:table-cell office:value-type="float" office:value="152267">
            <text:p>152267</text:p>
          </table:table-cell>
          <table:table-cell office:value-type="float" office:value="170051">
            <text:p>170051</text:p>
          </table:table-cell>
          <table:table-cell office:value-type="float" office:value="17784">
            <text:p>17784</text:p>
          </table:table-cell>
          <table:table-cell office:value-type="float" office:value="11.68">
            <text:p>11,6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Hongkong</text:p>
          </table:table-cell>
          <table:table-cell office:value-type="float" office:value="48179">
            <text:p>48179</text:p>
          </table:table-cell>
          <table:table-cell office:value-type="float" office:value="51168">
            <text:p>51168</text:p>
          </table:table-cell>
          <table:table-cell office:value-type="float" office:value="2989">
            <text:p>2989</text:p>
          </table:table-cell>
          <table:table-cell office:value-type="float" office:value="6.2">
            <text:p>6,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Iran</text:p>
          </table:table-cell>
          <table:table-cell office:value-type="float" office:value="378195">
            <text:p>378195</text:p>
          </table:table-cell>
          <table:table-cell office:value-type="float" office:value="529735">
            <text:p>529735</text:p>
          </table:table-cell>
          <table:table-cell office:value-type="float" office:value="151540">
            <text:p>151540</text:p>
          </table:table-cell>
          <table:table-cell office:value-type="float" office:value="40.07">
            <text:p>40,0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Irlandia</text:p>
          </table:table-cell>
          <table:table-cell office:value-type="float" office:value="31205">
            <text:p>31205</text:p>
          </table:table-cell>
          <table:table-cell office:value-type="float" office:value="34354">
            <text:p>34354</text:p>
          </table:table-cell>
          <table:table-cell office:value-type="float" office:value="3149">
            <text:p>3149</text:p>
          </table:table-cell>
          <table:table-cell office:value-type="float" office:value="10.09">
            <text:p>10,0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slandia</text:p>
          </table:table-cell>
          <table:table-cell office:value-type="float" office:value="2254">
            <text:p>2254</text:p>
          </table:table-cell>
          <table:table-cell office:value-type="float" office:value="2333">
            <text:p>2333</text:p>
          </table:table-cell>
          <table:table-cell office:value-type="float" office:value="79">
            <text:p>79</text:p>
          </table:table-cell>
          <table:table-cell office:value-type="float" office:value="3.5">
            <text:p>3,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zrael</text:p>
          </table:table-cell>
          <table:table-cell office:value-type="float" office:value="45105">
            <text:p>45105</text:p>
          </table:table-cell>
          <table:table-cell office:value-type="float" office:value="50611">
            <text:p>50611</text:p>
          </table:table-cell>
          <table:table-cell office:value-type="float" office:value="5506">
            <text:p>5506</text:p>
          </table:table-cell>
          <table:table-cell office:value-type="float" office:value="12.21">
            <text:p>12,2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Jamajka</text:p>
          </table:table-cell>
          <table:table-cell office:value-type="float" office:value="17128">
            <text:p>17128</text:p>
          </table:table-cell>
          <table:table-cell office:value-type="float" office:value="22843">
            <text:p>22843</text:p>
          </table:table-cell>
          <table:table-cell office:value-type="float" office:value="5715">
            <text:p>5715</text:p>
          </table:table-cell>
          <table:table-cell office:value-type="float" office:value="33.37">
            <text:p>33,37</text:p>
          </table:table-cell>
          <table:table-cell office:value-type="float" office:value="11">
            <text:p>11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Japonia</text:p>
          </table:table-cell>
          <table:table-cell office:value-type="float" office:value="1375123">
            <text:p>1375123</text:p>
          </table:table-cell>
          <table:table-cell office:value-type="float" office:value="1452289">
            <text:p>1452289</text:p>
          </table:table-cell>
          <table:table-cell office:value-type="float" office:value="77166">
            <text:p>77166</text:p>
          </table:table-cell>
          <table:table-cell office:value-type="float" office:value="5.61">
            <text:p>5,6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Kanada</text:p>
          </table:table-cell>
          <table:table-cell office:value-type="float" office:value="261815">
            <text:p>261815</text:p>
          </table:table-cell>
          <table:table-cell office:value-type="float" office:value="279565">
            <text:p>279565</text:p>
          </table:table-cell>
          <table:table-cell office:value-type="float" office:value="17750">
            <text:p>17750</text:p>
          </table:table-cell>
          <table:table-cell office:value-type="float" office:value="6.78">
            <text:p>6,78</text:p>
          </table:table-cell>
          <table:table-cell office:value-type="float" office:value="48">
            <text:p>48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Katar</text:p>
          </table:table-cell>
          <table:table-cell office:value-type="float" office:value="2293">
            <text:p>2293</text:p>
          </table:table-cell>
          <table:table-cell office:value-type="float" office:value="2774">
            <text:p>2774</text:p>
          </table:table-cell>
          <table:table-cell office:value-type="float" office:value="481">
            <text:p>481</text:p>
          </table:table-cell>
          <table:table-cell office:value-type="float" office:value="20.98">
            <text:p>20,9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string">
            <text:p>Kazachstan</text:p>
          </table:table-cell>
          <table:table-cell office:value-type="float" office:value="132002">
            <text:p>132002</text:p>
          </table:table-cell>
          <table:table-cell office:value-type="float" office:value="183357">
            <text:p>183357</text:p>
          </table:table-cell>
          <table:table-cell office:value-type="float" office:value="51355">
            <text:p>51355</text:p>
          </table:table-cell>
          <table:table-cell office:value-type="float" office:value="38.9">
            <text:p>38,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Kirgistan</text:p>
          </table:table-cell>
          <table:table-cell office:value-type="float" office:value="33142">
            <text:p>33142</text:p>
          </table:table-cell>
          <table:table-cell office:value-type="float" office:value="39193">
            <text:p>39193</text:p>
          </table:table-cell>
          <table:table-cell office:value-type="float" office:value="6051">
            <text:p>6051</text:p>
          </table:table-cell>
          <table:table-cell office:value-type="float" office:value="18.26">
            <text:p>18,2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string">
            <text:p>Kolumbia</text:p>
          </table:table-cell>
          <table:table-cell office:value-type="float" office:value="237808">
            <text:p>237808</text:p>
          </table:table-cell>
          <table:table-cell office:value-type="float" office:value="360320">
            <text:p>360320</text:p>
          </table:table-cell>
          <table:table-cell office:value-type="float" office:value="122512">
            <text:p>122512</text:p>
          </table:table-cell>
          <table:table-cell office:value-type="float" office:value="51.52">
            <text:p>51,5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Korea Południowa</text:p>
          </table:table-cell>
          <table:table-cell office:value-type="float" office:value="296055">
            <text:p>296055</text:p>
          </table:table-cell>
          <table:table-cell office:value-type="float" office:value="316541">
            <text:p>316541</text:p>
          </table:table-cell>
          <table:table-cell office:value-type="float" office:value="20486">
            <text:p>20486</text:p>
          </table:table-cell>
          <table:table-cell office:value-type="float" office:value="6.92">
            <text:p>6,9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string">
            <text:p>Kosowo</text:p>
          </table:table-cell>
          <table:table-cell office:value-type="float" office:value="9214">
            <text:p>9214</text:p>
          </table:table-cell>
          <table:table-cell office:value-type="float" office:value="12641">
            <text:p>12641</text:p>
          </table:table-cell>
          <table:table-cell office:value-type="float" office:value="3427">
            <text:p>3427</text:p>
          </table:table-cell>
          <table:table-cell office:value-type="float" office:value="37.19">
            <text:p>37,1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Kostaryka</text:p>
          </table:table-cell>
          <table:table-cell office:value-type="float" office:value="24027">
            <text:p>24027</text:p>
          </table:table-cell>
          <table:table-cell office:value-type="float" office:value="31081">
            <text:p>31081</text:p>
          </table:table-cell>
          <table:table-cell office:value-type="float" office:value="7054">
            <text:p>7054</text:p>
          </table:table-cell>
          <table:table-cell office:value-type="float" office:value="29.36">
            <text:p>29,3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93">
            <text:p>93</text:p>
          </table:table-cell>
          <table:table-cell office:value-type="string">
            <text:p>Liban</text:p>
          </table:table-cell>
          <table:table-cell office:value-type="float" office:value="25023">
            <text:p>25023</text:p>
          </table:table-cell>
          <table:table-cell office:value-type="float" office:value="36950">
            <text:p>36950</text:p>
          </table:table-cell>
          <table:table-cell office:value-type="float" office:value="11927">
            <text:p>11927</text:p>
          </table:table-cell>
          <table:table-cell office:value-type="float" office:value="47.66">
            <text:p>47,6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iechtenstein</text:p>
          </table:table-cell>
          <table:table-cell office:value-type="float" office:value="269">
            <text:p>269</text:p>
          </table:table-cell>
          <table:table-cell office:value-type="float" office:value="268">
            <text:p>268</text:p>
          </table:table-cell>
          <table:table-cell office:value-type="float" office:value="-1">
            <text:p>-1</text:p>
          </table:table-cell>
          <table:table-cell office:value-type="float" office:value="-0.37">
            <text:p>-0,3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Litwa</text:p>
          </table:table-cell>
          <table:table-cell office:value-type="float" office:value="38818">
            <text:p>38818</text:p>
          </table:table-cell>
          <table:table-cell office:value-type="float" office:value="46732">
            <text:p>46732</text:p>
          </table:table-cell>
          <table:table-cell office:value-type="float" office:value="7914">
            <text:p>7914</text:p>
          </table:table-cell>
          <table:table-cell office:value-type="float" office:value="20.39">
            <text:p>20,3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Luksemburg</text:p>
          </table:table-cell>
          <table:table-cell office:value-type="float" office:value="4294">
            <text:p>4294</text:p>
          </table:table-cell>
          <table:table-cell office:value-type="float" office:value="4484">
            <text:p>4484</text:p>
          </table:table-cell>
          <table:table-cell office:value-type="float" office:value="190">
            <text:p>190</text:p>
          </table:table-cell>
          <table:table-cell office:value-type="float" office:value="4.42">
            <text:p>4,42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Łotwa</text:p>
          </table:table-cell>
          <table:table-cell office:value-type="float" office:value="28188">
            <text:p>28188</text:p>
          </table:table-cell>
          <table:table-cell office:value-type="float" office:value="34171">
            <text:p>34171</text:p>
          </table:table-cell>
          <table:table-cell office:value-type="float" office:value="5983">
            <text:p>5983</text:p>
          </table:table-cell>
          <table:table-cell office:value-type="float" office:value="21.23">
            <text:p>21,2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string">
            <text:p>Macedonia Północna</text:p>
          </table:table-cell>
          <table:table-cell office:value-type="float" office:value="20070">
            <text:p>20070</text:p>
          </table:table-cell>
          <table:table-cell office:value-type="float" office:value="28816">
            <text:p>28816</text:p>
          </table:table-cell>
          <table:table-cell office:value-type="float" office:value="8746">
            <text:p>8746</text:p>
          </table:table-cell>
          <table:table-cell office:value-type="float" office:value="43.58">
            <text:p>43,5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string">
            <text:p>Majotta</text:p>
          </table:table-cell>
          <table:table-cell office:value-type="float" office:value="732">
            <text:p>732</text:p>
          </table:table-cell>
          <table:table-cell office:value-type="float" office:value="1089">
            <text:p>1089</text:p>
          </table:table-cell>
          <table:table-cell office:value-type="float" office:value="357">
            <text:p>357</text:p>
          </table:table-cell>
          <table:table-cell office:value-type="float" office:value="48.77">
            <text:p>48,7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kao</text:p>
          </table:table-cell>
          <table:table-cell office:value-type="float" office:value="2176">
            <text:p>2176</text:p>
          </table:table-cell>
          <table:table-cell office:value-type="float" office:value="2320">
            <text:p>2320</text:p>
          </table:table-cell>
          <table:table-cell office:value-type="float" office:value="144">
            <text:p>144</text:p>
          </table:table-cell>
          <table:table-cell office:value-type="float" office:value="6.62">
            <text:p>6,6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Malezja</text:p>
          </table:table-cell>
          <table:table-cell office:value-type="float" office:value="128974">
            <text:p>128974</text:p>
          </table:table-cell>
          <table:table-cell office:value-type="float" office:value="153436">
            <text:p>153436</text:p>
          </table:table-cell>
          <table:table-cell office:value-type="float" office:value="24462">
            <text:p>24462</text:p>
          </table:table-cell>
          <table:table-cell office:value-type="float" office:value="18.97">
            <text:p>18,97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Malta</text:p>
          </table:table-cell>
          <table:table-cell office:value-type="float" office:value="3678">
            <text:p>3678</text:p>
          </table:table-cell>
          <table:table-cell office:value-type="float" office:value="4067">
            <text:p>4067</text:p>
          </table:table-cell>
          <table:table-cell office:value-type="float" office:value="389">
            <text:p>389</text:p>
          </table:table-cell>
          <table:table-cell office:value-type="float" office:value="10.58">
            <text:p>10,5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string">
            <text:p>Martynika</text:p>
          </table:table-cell>
          <table:table-cell office:value-type="float" office:value="3407">
            <text:p>3407</text:p>
          </table:table-cell>
          <table:table-cell office:value-type="float" office:value="4612">
            <text:p>4612</text:p>
          </table:table-cell>
          <table:table-cell office:value-type="float" office:value="1205">
            <text:p>1205</text:p>
          </table:table-cell>
          <table:table-cell office:value-type="float" office:value="35.37">
            <text:p>35,3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Mauritius</text:p>
          </table:table-cell>
          <table:table-cell office:value-type="float" office:value="10981">
            <text:p>10981</text:p>
          </table:table-cell>
          <table:table-cell office:value-type="float" office:value="13274">
            <text:p>13274</text:p>
          </table:table-cell>
          <table:table-cell office:value-type="float" office:value="2293">
            <text:p>2293</text:p>
          </table:table-cell>
          <table:table-cell office:value-type="float" office:value="20.88">
            <text:p>20,88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string">
            <text:p>Meksyk</text:p>
          </table:table-cell>
          <table:table-cell office:value-type="float" office:value="724711">
            <text:p>724711</text:p>
          </table:table-cell>
          <table:table-cell office:value-type="float" office:value="1077607">
            <text:p>1077607</text:p>
          </table:table-cell>
          <table:table-cell office:value-type="float" office:value="352896">
            <text:p>352896</text:p>
          </table:table-cell>
          <table:table-cell office:value-type="float" office:value="48.69">
            <text:p>48,6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Mołdowa</text:p>
          </table:table-cell>
          <table:table-cell office:value-type="float" office:value="36985">
            <text:p>36985</text:p>
          </table:table-cell>
          <table:table-cell office:value-type="float" office:value="45386">
            <text:p>45386</text:p>
          </table:table-cell>
          <table:table-cell office:value-type="float" office:value="8401">
            <text:p>8401</text:p>
          </table:table-cell>
          <table:table-cell office:value-type="float" office:value="22.71">
            <text:p>22,7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Monako</text:p>
          </table:table-cell>
          <table:table-cell office:value-type="float" office:value="525">
            <text:p>525</text:p>
          </table:table-cell>
          <table:table-cell office:value-type="float" office:value="593">
            <text:p>593</text:p>
          </table:table-cell>
          <table:table-cell office:value-type="float" office:value="68">
            <text:p>68</text:p>
          </table:table-cell>
          <table:table-cell office:value-type="float" office:value="12.95">
            <text:p>12,95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Mongolia</text:p>
          </table:table-cell>
          <table:table-cell office:value-type="float" office:value="17268">
            <text:p>17268</text:p>
          </table:table-cell>
          <table:table-cell office:value-type="float" office:value="19929">
            <text:p>19929</text:p>
          </table:table-cell>
          <table:table-cell office:value-type="float" office:value="2661">
            <text:p>2661</text:p>
          </table:table-cell>
          <table:table-cell office:value-type="float" office:value="15.41">
            <text:p>15,4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string">
            <text:p>Naddniestrze</text:p>
          </table:table-cell>
          <table:table-cell office:value-type="float" office:value="6769">
            <text:p>6769</text:p>
          </table:table-cell>
          <table:table-cell office:value-type="float" office:value="8980">
            <text:p>8980</text:p>
          </table:table-cell>
          <table:table-cell office:value-type="float" office:value="2211">
            <text:p>2211</text:p>
          </table:table-cell>
          <table:table-cell office:value-type="float" office:value="32.66">
            <text:p>32,6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Niemcy</text:p>
          </table:table-cell>
          <table:table-cell office:value-type="float" office:value="944534">
            <text:p>944534</text:p>
          </table:table-cell>
          <table:table-cell office:value-type="float" office:value="1016794">
            <text:p>1016794</text:p>
          </table:table-cell>
          <table:table-cell office:value-type="float" office:value="72260">
            <text:p>72260</text:p>
          </table:table-cell>
          <table:table-cell office:value-type="float" office:value="7.65">
            <text:p>7,6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Norwegia</text:p>
          </table:table-cell>
          <table:table-cell office:value-type="float" office:value="40581">
            <text:p>40581</text:p>
          </table:table-cell>
          <table:table-cell office:value-type="float" office:value="41871">
            <text:p>41871</text:p>
          </table:table-cell>
          <table:table-cell office:value-type="float" office:value="1290">
            <text:p>1290</text:p>
          </table:table-cell>
          <table:table-cell office:value-type="float" office:value="3.18">
            <text:p>3,1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Nowa Zelandia</text:p>
          </table:table-cell>
          <table:table-cell office:value-type="float" office:value="33571">
            <text:p>33571</text:p>
          </table:table-cell>
          <table:table-cell office:value-type="float" office:value="34779">
            <text:p>34779</text:p>
          </table:table-cell>
          <table:table-cell office:value-type="float" office:value="1208">
            <text:p>1208</text:p>
          </table:table-cell>
          <table:table-cell office:value-type="float" office:value="3.6">
            <text:p>3,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Oman</text:p>
          </table:table-cell>
          <table:table-cell office:value-type="float" office:value="8780">
            <text:p>8780</text:p>
          </table:table-cell>
          <table:table-cell office:value-type="float" office:value="12495">
            <text:p>12495</text:p>
          </table:table-cell>
          <table:table-cell office:value-type="float" office:value="3715">
            <text:p>3715</text:p>
          </table:table-cell>
          <table:table-cell office:value-type="float" office:value="42.31">
            <text:p>42,3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Panama</text:p>
          </table:table-cell>
          <table:table-cell office:value-type="float" office:value="16682">
            <text:p>16682</text:p>
          </table:table-cell>
          <table:table-cell office:value-type="float" office:value="22261">
            <text:p>22261</text:p>
          </table:table-cell>
          <table:table-cell office:value-type="float" office:value="5579">
            <text:p>5579</text:p>
          </table:table-cell>
          <table:table-cell office:value-type="float" office:value="33.44">
            <text:p>33,44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string">
            <text:p>Paragwaj</text:p>
          </table:table-cell>
          <table:table-cell office:value-type="float" office:value="33068">
            <text:p>33068</text:p>
          </table:table-cell>
          <table:table-cell office:value-type="float" office:value="52644">
            <text:p>52644</text:p>
          </table:table-cell>
          <table:table-cell office:value-type="float" office:value="19576">
            <text:p>19576</text:p>
          </table:table-cell>
          <table:table-cell office:value-type="float" office:value="59.2">
            <text:p>59,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Peru</text:p>
          </table:table-cell>
          <table:table-cell office:value-type="float" office:value="113536">
            <text:p>113536</text:p>
          </table:table-cell>
          <table:table-cell office:value-type="float" office:value="247798">
            <text:p>247798</text:p>
          </table:table-cell>
          <table:table-cell office:value-type="float" office:value="134262">
            <text:p>134262</text:p>
          </table:table-cell>
          <table:table-cell office:value-type="float" office:value="118.26">
            <text:p>118,2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string">
            <text:p>Polinezja Francuska</text:p>
          </table:table-cell>
          <table:table-cell office:value-type="float" office:value="1195">
            <text:p>1195</text:p>
          </table:table-cell>
          <table:table-cell office:value-type="float" office:value="1810">
            <text:p>1810</text:p>
          </table:table-cell>
          <table:table-cell office:value-type="float" office:value="615">
            <text:p>615</text:p>
          </table:table-cell>
          <table:table-cell office:value-type="float" office:value="51.46">
            <text:p>51,46</text:p>
          </table:table-cell>
          <table:table-cell office:value-type="float" office:value="9">
            <text:p>9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olska</text:p>
          </table:table-cell>
          <table:table-cell office:value-type="float" office:value="409468">
            <text:p>409468</text:p>
          </table:table-cell>
          <table:table-cell office:value-type="float" office:value="518664">
            <text:p>518664</text:p>
          </table:table-cell>
          <table:table-cell office:value-type="float" office:value="109196">
            <text:p>109196</text:p>
          </table:table-cell>
          <table:table-cell office:value-type="float" office:value="26.67">
            <text:p>26,6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ortoryko</text:p>
          </table:table-cell>
          <table:table-cell office:value-type="float" office:value="29100">
            <text:p>29100</text:p>
          </table:table-cell>
          <table:table-cell office:value-type="float" office:value="32986">
            <text:p>32986</text:p>
          </table:table-cell>
          <table:table-cell office:value-type="float" office:value="3886">
            <text:p>3886</text:p>
          </table:table-cell>
          <table:table-cell office:value-type="float" office:value="13.35">
            <text:p>13,3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ortugalia</text:p>
          </table:table-cell>
          <table:table-cell office:value-type="float" office:value="112083">
            <text:p>112083</text:p>
          </table:table-cell>
          <table:table-cell office:value-type="float" office:value="124559">
            <text:p>124559</text:p>
          </table:table-cell>
          <table:table-cell office:value-type="float" office:value="12476">
            <text:p>12476</text:p>
          </table:table-cell>
          <table:table-cell office:value-type="float" office:value="11.13">
            <text:p>11,13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Reunion</text:p>
          </table:table-cell>
          <table:table-cell office:value-type="float" office:value="5059">
            <text:p>5059</text:p>
          </table:table-cell>
          <table:table-cell office:value-type="float" office:value="5786">
            <text:p>5786</text:p>
          </table:table-cell>
          <table:table-cell office:value-type="float" office:value="727">
            <text:p>727</text:p>
          </table:table-cell>
          <table:table-cell office:value-type="float" office:value="14.37">
            <text:p>14,37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string">
            <text:p>Rosja</text:p>
          </table:table-cell>
          <table:table-cell office:value-type="float" office:value="1813609">
            <text:p>1813609</text:p>
          </table:table-cell>
          <table:table-cell office:value-type="float" office:value="2445509">
            <text:p>2445509</text:p>
          </table:table-cell>
          <table:table-cell office:value-type="float" office:value="631900">
            <text:p>631900</text:p>
          </table:table-cell>
          <table:table-cell office:value-type="float" office:value="34.84">
            <text:p>34,84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string">
            <text:p>Rumunia</text:p>
          </table:table-cell>
          <table:table-cell office:value-type="float" office:value="260967">
            <text:p>260967</text:p>
          </table:table-cell>
          <table:table-cell office:value-type="float" office:value="333028">
            <text:p>333028</text:p>
          </table:table-cell>
          <table:table-cell office:value-type="float" office:value="72061">
            <text:p>72061</text:p>
          </table:table-cell>
          <table:table-cell office:value-type="float" office:value="27.61">
            <text:p>27,6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San Marino</text:p>
          </table:table-cell>
          <table:table-cell office:value-type="float" office:value="248">
            <text:p>248</text:p>
          </table:table-cell>
          <table:table-cell office:value-type="float" office:value="312">
            <text:p>312</text:p>
          </table:table-cell>
          <table:table-cell office:value-type="float" office:value="64">
            <text:p>64</text:p>
          </table:table-cell>
          <table:table-cell office:value-type="float" office:value="25.81">
            <text:p>25,81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Serbia</text:p>
          </table:table-cell>
          <table:table-cell office:value-type="float" office:value="101557">
            <text:p>101557</text:p>
          </table:table-cell>
          <table:table-cell office:value-type="float" office:value="135901">
            <text:p>135901</text:p>
          </table:table-cell>
          <table:table-cell office:value-type="float" office:value="34344">
            <text:p>34344</text:p>
          </table:table-cell>
          <table:table-cell office:value-type="float" office:value="33.82">
            <text:p>33,8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Seszele</text:p>
          </table:table-cell>
          <table:table-cell office:value-type="float" office:value="807">
            <text:p>807</text:p>
          </table:table-cell>
          <table:table-cell office:value-type="float" office:value="925">
            <text:p>925</text:p>
          </table:table-cell>
          <table:table-cell office:value-type="float" office:value="118">
            <text:p>118</text:p>
          </table:table-cell>
          <table:table-cell office:value-type="float" office:value="14.62">
            <text:p>14,6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Singapur</text:p>
          </table:table-cell>
          <table:table-cell office:value-type="float" office:value="21364">
            <text:p>21364</text:p>
          </table:table-cell>
          <table:table-cell office:value-type="float" office:value="24220">
            <text:p>24220</text:p>
          </table:table-cell>
          <table:table-cell office:value-type="float" office:value="2856">
            <text:p>2856</text:p>
          </table:table-cell>
          <table:table-cell office:value-type="float" office:value="13.37">
            <text:p>13,3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string">
            <text:p>Słowacja</text:p>
          </table:table-cell>
          <table:table-cell office:value-type="float" office:value="53626">
            <text:p>53626</text:p>
          </table:table-cell>
          <table:table-cell office:value-type="float" office:value="72957">
            <text:p>72957</text:p>
          </table:table-cell>
          <table:table-cell office:value-type="float" office:value="19331">
            <text:p>19331</text:p>
          </table:table-cell>
          <table:table-cell office:value-type="float" office:value="36.05">
            <text:p>36,05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Słowenia</text:p>
          </table:table-cell>
          <table:table-cell office:value-type="float" office:value="20488">
            <text:p>20488</text:p>
          </table:table-cell>
          <table:table-cell office:value-type="float" office:value="22964">
            <text:p>22964</text:p>
          </table:table-cell>
          <table:table-cell office:value-type="float" office:value="2476">
            <text:p>2476</text:p>
          </table:table-cell>
          <table:table-cell office:value-type="float" office:value="12.09">
            <text:p>12,09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Stany Zjednoczone</text:p>
          </table:table-cell>
          <table:table-cell office:value-type="float" office:value="2845854">
            <text:p>2845854</text:p>
          </table:table-cell>
          <table:table-cell office:value-type="float" office:value="3459502">
            <text:p>3459502</text:p>
          </table:table-cell>
          <table:table-cell office:value-type="float" office:value="613648">
            <text:p>613648</text:p>
          </table:table-cell>
          <table:table-cell office:value-type="float" office:value="21.56">
            <text:p>21,56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zwajcaria</text:p>
          </table:table-cell>
          <table:table-cell office:value-type="float" office:value="67202">
            <text:p>67202</text:p>
          </table:table-cell>
          <table:table-cell office:value-type="float" office:value="70627">
            <text:p>70627</text:p>
          </table:table-cell>
          <table:table-cell office:value-type="float" office:value="3425">
            <text:p>3425</text:p>
          </table:table-cell>
          <table:table-cell office:value-type="float" office:value="5.1">
            <text:p>5,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zwecja</text:p>
          </table:table-cell>
          <table:table-cell office:value-type="float" office:value="90238">
            <text:p>90238</text:p>
          </table:table-cell>
          <table:table-cell office:value-type="float" office:value="91514">
            <text:p>91514</text:p>
          </table:table-cell>
          <table:table-cell office:value-type="float" office:value="1276">
            <text:p>1276</text:p>
          </table:table-cell>
          <table:table-cell office:value-type="float" office:value="1.41">
            <text:p>1,4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Tajlandia</text:p>
          </table:table-cell>
          <table:table-cell office:value-type="float" office:value="489876">
            <text:p>489876</text:p>
          </table:table-cell>
          <table:table-cell office:value-type="float" office:value="563650">
            <text:p>563650</text:p>
          </table:table-cell>
          <table:table-cell office:value-type="float" office:value="73774">
            <text:p>73774</text:p>
          </table:table-cell>
          <table:table-cell office:value-type="float" office:value="15.06">
            <text:p>15,06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ajwan</text:p>
          </table:table-cell>
          <table:table-cell office:value-type="float" office:value="174540">
            <text:p>174540</text:p>
          </table:table-cell>
          <table:table-cell office:value-type="float" office:value="183732">
            <text:p>183732</text:p>
          </table:table-cell>
          <table:table-cell office:value-type="float" office:value="9192">
            <text:p>9192</text:p>
          </table:table-cell>
          <table:table-cell office:value-type="float" office:value="5.27">
            <text:p>5,27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string">
            <text:p>Tunezja</text:p>
          </table:table-cell>
          <table:table-cell office:value-type="float" office:value="46689">
            <text:p>46689</text:p>
          </table:table-cell>
          <table:table-cell office:value-type="float" office:value="67084">
            <text:p>67084</text:p>
          </table:table-cell>
          <table:table-cell office:value-type="float" office:value="20395">
            <text:p>20395</text:p>
          </table:table-cell>
          <table:table-cell office:value-type="float" office:value="43.68">
            <text:p>43,68</text:p>
          </table:table-cell>
          <table:table-cell office:value-type="float" office:value="8">
            <text:p>8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Ukraina</text:p>
          </table:table-cell>
          <table:table-cell office:value-type="float" office:value="584390">
            <text:p>584390</text:p>
          </table:table-cell>
          <table:table-cell office:value-type="float" office:value="714263">
            <text:p>714263</text:p>
          </table:table-cell>
          <table:table-cell office:value-type="float" office:value="129873">
            <text:p>129873</text:p>
          </table:table-cell>
          <table:table-cell office:value-type="float" office:value="22.22">
            <text:p>22,2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Urugwaj</text:p>
          </table:table-cell>
          <table:table-cell office:value-type="float" office:value="34468">
            <text:p>34468</text:p>
          </table:table-cell>
          <table:table-cell office:value-type="float" office:value="40599">
            <text:p>40599</text:p>
          </table:table-cell>
          <table:table-cell office:value-type="float" office:value="6131">
            <text:p>6131</text:p>
          </table:table-cell>
          <table:table-cell office:value-type="float" office:value="17.79">
            <text:p>17,7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Uzbekistan</text:p>
          </table:table-cell>
          <table:table-cell office:value-type="float" office:value="154742">
            <text:p>154742</text:p>
          </table:table-cell>
          <table:table-cell office:value-type="float" office:value="174540">
            <text:p>174540</text:p>
          </table:table-cell>
          <table:table-cell office:value-type="float" office:value="19798">
            <text:p>19798</text:p>
          </table:table-cell>
          <table:table-cell office:value-type="float" office:value="12.79">
            <text:p>12,79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Węgry</text:p>
          </table:table-cell>
          <table:table-cell office:value-type="float" office:value="129945">
            <text:p>129945</text:p>
          </table:table-cell>
          <table:table-cell office:value-type="float" office:value="155034">
            <text:p>155034</text:p>
          </table:table-cell>
          <table:table-cell office:value-type="float" office:value="25089">
            <text:p>25089</text:p>
          </table:table-cell>
          <table:table-cell office:value-type="float" office:value="19.31">
            <text:p>19,31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Wielka Brytania</text:p>
          </table:table-cell>
          <table:table-cell office:value-type="float" office:value="606921">
            <text:p>606921</text:p>
          </table:table-cell>
          <table:table-cell office:value-type="float" office:value="665663">
            <text:p>665663</text:p>
          </table:table-cell>
          <table:table-cell office:value-type="float" office:value="58742">
            <text:p>58742</text:p>
          </table:table-cell>
          <table:table-cell office:value-type="float" office:value="9.68">
            <text:p>9,6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łochy</text:p>
          </table:table-cell>
          <table:table-cell office:value-type="float" office:value="640924">
            <text:p>640924</text:p>
          </table:table-cell>
          <table:table-cell office:value-type="float" office:value="706154">
            <text:p>706154</text:p>
          </table:table-cell>
          <table:table-cell office:value-type="float" office:value="65230">
            <text:p>65230</text:p>
          </table:table-cell>
          <table:table-cell office:value-type="float" office:value="10.18">
            <text:p>10,18</text:p>
          </table:table-cell>
          <table:table-cell office:value-type="float" office:value="52">
            <text:p>52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Wyspy Owcze</text:p>
          </table:table-cell>
          <table:table-cell office:value-type="float" office:value="403">
            <text:p>403</text:p>
          </table:table-cell>
          <table:table-cell office:value-type="float" office:value="428">
            <text:p>428</text:p>
          </table:table-cell>
          <table:table-cell office:value-type="float" office:value="25">
            <text:p>25</text:p>
          </table:table-cell>
          <table:table-cell office:value-type="float" office:value="6.2">
            <text:p>6,2</text:p>
          </table:table-cell>
          <table:table-cell office:value-type="float" office:value="12">
            <text:p>12</text:p>
          </table:table-cell>
          <table:table-cell office:value-type="string">
            <text:p>M</text:p>
          </table:table-cell>
        </table:table-row>
      </table:table>
      <table:database-ranges>
        <table:database-range table:target-range-address="Arkusz1.A1:Arkusz1.H10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22">22.11.2022</text:date>, <text:time>12:10:4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2-11-22T12:10:44.53</dc:date>
    <dc:creator>Andrzej Bystrzycki</dc:creator>
    <meta:document-statistic meta:table-count="1" meta:cell-count="800" meta:object-count="0"/>
    <meta:generator>OpenOffice.org/3.3$Win32 OpenOffice.org_project/330m20$Build-9567</meta:generator>
  </office:meta>
</office:document-meta>
</file>